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6CA47E6D97F57B3E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958cm, 11.709cm, 20.535cm, 5.27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799cm" svg:height="8.721cm" svg:x="0.101cm" svg:y="0.101cm">
          <draw:image xlink:href="Pictures/10000000000005E8000007E06CA47E6D97F57B3E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46:56.859300884</dc:date>
    <meta:editing-duration>PT3M44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